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6408" calcext:value-type="float">
            <text:p>57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1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1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1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1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1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1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1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0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1099480801</text:p>
          </table:table-cell>
          <table:table-cell office:value-type="string" calcext:value-type="string">
            <text:p>7N 22W 22BA:G-150539</text:p>
          </table:table-cell>
          <table:table-cell office:value-type="string" calcext:value-type="string">
            <text:p>200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